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cessed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Voxels Positive</text:p>
          </table:table-cell>
          <table:table-cell office:value-type="string" calcext:value-type="string">
            <text:p>cu Microns Positive</text:p>
          </table:table-cell>
          <table:table-cell office:value-type="string" calcext:value-type="string">
            <text:p>Voxel Count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NumCells</text:p>
          </table:table-cell>
          <table:table-cell office:value-type="string" calcext:value-type="string">
            <text:p>AvgCell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25588" calcext:value-type="float">
            <text:p>34625588</text:p>
          </table:table-cell>
          <table:table-cell office:value-type="float" office:value="7629355.72001613" calcext:value-type="float">
            <text:p>7629355.72001613</text:p>
          </table:table-cell>
          <table:table-cell office:value-type="float" office:value="1343803120" calcext:value-type="float">
            <text:p>1343803120</text:p>
          </table:table-cell>
          <table:table-cell office:value-type="float" office:value="40.40195548" calcext:value-type="float">
            <text:p>40.40195548</text:p>
          </table:table-cell>
          <table:table-cell office:value-type="float" office:value="8845" calcext:value-type="float">
            <text:p>8845</text:p>
          </table:table-cell>
          <table:table-cell table:formula="of:=[.D2]/[.G2]" office:value-type="float" office:value="862.561415490801" calcext:value-type="float">
            <text:p>862.561415490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197767" calcext:value-type="float">
            <text:p>36197767</text:p>
          </table:table-cell>
          <table:table-cell office:value-type="float" office:value="7975767.53680721" calcext:value-type="float">
            <text:p>7975767.53680721</text:p>
          </table:table-cell>
          <table:table-cell office:value-type="float" office:value="1418950005" calcext:value-type="float">
            <text:p>1418950005</text:p>
          </table:table-cell>
          <table:table-cell office:value-type="float" office:value="40.20556429" calcext:value-type="float">
            <text:p>40.20556429</text:p>
          </table:table-cell>
          <table:table-cell office:value-type="float" office:value="9021" calcext:value-type="float">
            <text:p>9021</text:p>
          </table:table-cell>
          <table:table-cell table:formula="of:=[.D3]/[.G3]" office:value-type="float" office:value="884.133415010222" calcext:value-type="float">
            <text:p>884.133415010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679189" calcext:value-type="float">
            <text:p>37679189</text:p>
          </table:table-cell>
          <table:table-cell office:value-type="float" office:value="8302182.07767964" calcext:value-type="float">
            <text:p>8302182.07767964</text:p>
          </table:table-cell>
          <table:table-cell office:value-type="float" office:value="1427790815" calcext:value-type="float">
            <text:p>1427790815</text:p>
          </table:table-cell>
          <table:table-cell office:value-type="float" office:value="40.87438279" calcext:value-type="float">
            <text:p>40.87438279</text:p>
          </table:table-cell>
          <table:table-cell office:value-type="float" office:value="9577" calcext:value-type="float">
            <text:p>9577</text:p>
          </table:table-cell>
          <table:table-cell table:formula="of:=[.D4]/[.G4]" office:value-type="float" office:value="866.887551183005" calcext:value-type="float">
            <text:p>866.887551183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190274" calcext:value-type="float">
            <text:p>37190274</text:p>
          </table:table-cell>
          <table:table-cell office:value-type="float" office:value="8194455.20090135" calcext:value-type="float">
            <text:p>8194455.20090135</text:p>
          </table:table-cell>
          <table:table-cell office:value-type="float" office:value="1432211220" calcext:value-type="float">
            <text:p>1432211220</text:p>
          </table:table-cell>
          <table:table-cell office:value-type="float" office:value="40.55441697" calcext:value-type="float">
            <text:p>40.55441697</text:p>
          </table:table-cell>
          <table:table-cell office:value-type="float" office:value="9419" calcext:value-type="float">
            <text:p>9419</text:p>
          </table:table-cell>
          <table:table-cell table:formula="of:=[.D5]/[.G5]" office:value-type="float" office:value="869.992058700642" calcext:value-type="float">
            <text:p>869.992058700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004142" calcext:value-type="float">
            <text:p>38004142</text:p>
          </table:table-cell>
          <table:table-cell office:value-type="float" office:value="8373781.78681054" calcext:value-type="float">
            <text:p>8373781.78681054</text:p>
          </table:table-cell>
          <table:table-cell office:value-type="float" office:value="1436631625" calcext:value-type="float">
            <text:p>1436631625</text:p>
          </table:table-cell>
          <table:table-cell office:value-type="float" office:value="40.9224148" calcext:value-type="float">
            <text:p>40.9224148</text:p>
          </table:table-cell>
          <table:table-cell office:value-type="float" office:value="9449" calcext:value-type="float">
            <text:p>9449</text:p>
          </table:table-cell>
          <table:table-cell table:formula="of:=[.D6]/[.G6]" office:value-type="float" office:value="886.208253445924" calcext:value-type="float">
            <text:p>886.2082534459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0583115" calcext:value-type="float">
            <text:p>40583115</text:p>
          </table:table-cell>
          <table:table-cell office:value-type="float" office:value="8942029.24615526" calcext:value-type="float">
            <text:p>8942029.24615526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2.06105766" calcext:value-type="float">
            <text:p>42.06105766</text:p>
          </table:table-cell>
          <table:table-cell office:value-type="float" office:value="10022" calcext:value-type="float">
            <text:p>10022</text:p>
          </table:table-cell>
          <table:table-cell table:formula="of:=[.D7]/[.G7]" office:value-type="float" office:value="892.239996622956" calcext:value-type="float">
            <text:p>892.239996622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1970620" calcext:value-type="float">
            <text:p>41970620</text:p>
          </table:table-cell>
          <table:table-cell office:value-type="float" office:value="9247750.24093811" calcext:value-type="float">
            <text:p>9247750.24093811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2.75297091" calcext:value-type="float">
            <text:p>42.75297091</text:p>
          </table:table-cell>
          <table:table-cell office:value-type="float" office:value="10340" calcext:value-type="float">
            <text:p>10340</text:p>
          </table:table-cell>
          <table:table-cell table:formula="of:=[.D8]/[.G8]" office:value-type="float" office:value="894.36656101916" calcext:value-type="float">
            <text:p>894.366561019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1968719" calcext:value-type="float">
            <text:p>41968719</text:p>
          </table:table-cell>
          <table:table-cell office:value-type="float" office:value="9247331.37714224" calcext:value-type="float">
            <text:p>9247331.37714224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2.75203154" calcext:value-type="float">
            <text:p>42.75203154</text:p>
          </table:table-cell>
          <table:table-cell office:value-type="float" office:value="10447" calcext:value-type="float">
            <text:p>10447</text:p>
          </table:table-cell>
          <table:table-cell table:formula="of:=[.D9]/[.G9]" office:value-type="float" office:value="885.166208207355" calcext:value-type="float">
            <text:p>885.1662082073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2349864" calcext:value-type="float">
            <text:p>42349864</text:p>
          </table:table-cell>
          <table:table-cell office:value-type="float" office:value="9331312.35635061" calcext:value-type="float">
            <text:p>9331312.35635061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2.93990876" calcext:value-type="float">
            <text:p>42.93990876</text:p>
          </table:table-cell>
          <table:table-cell office:value-type="float" office:value="10399" calcext:value-type="float">
            <text:p>10399</text:p>
          </table:table-cell>
          <table:table-cell table:formula="of:=[.D10]/[.G10]" office:value-type="float" office:value="897.327854250467" calcext:value-type="float">
            <text:p>897.327854250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3015432" calcext:value-type="float">
            <text:p>43015432</text:p>
          </table:table-cell>
          <table:table-cell office:value-type="float" office:value="9477962.71873174" calcext:value-type="float">
            <text:p>9477962.71873174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3.265781" calcext:value-type="float">
            <text:p>43.265781</text:p>
          </table:table-cell>
          <table:table-cell office:value-type="float" office:value="10538" calcext:value-type="float">
            <text:p>10538</text:p>
          </table:table-cell>
          <table:table-cell table:formula="of:=[.D11]/[.G11]" office:value-type="float" office:value="899.408115271564" calcext:value-type="float">
            <text:p>899.4081152715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9373797" calcext:value-type="float">
            <text:p>49373797</text:p>
          </table:table-cell>
          <table:table-cell office:value-type="float" office:value="10878956.3533438" calcext:value-type="float">
            <text:p>10878956.3533438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6.24843573" calcext:value-type="float">
            <text:p>46.24843573</text:p>
          </table:table-cell>
          <table:table-cell office:value-type="float" office:value="11395" calcext:value-type="float">
            <text:p>11395</text:p>
          </table:table-cell>
          <table:table-cell table:formula="of:=[.D12]/[.G12]" office:value-type="float" office:value="954.713150798052" calcext:value-type="float">
            <text:p>954.713150798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510606" calcext:value-type="float">
            <text:p>50510606</text:p>
          </table:table-cell>
          <table:table-cell office:value-type="float" office:value="11129439.3269966" calcext:value-type="float">
            <text:p>11129439.3269966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6.75884154" calcext:value-type="float">
            <text:p>46.75884154</text:p>
          </table:table-cell>
          <table:table-cell office:value-type="float" office:value="11331" calcext:value-type="float">
            <text:p>11331</text:p>
          </table:table-cell>
          <table:table-cell table:formula="of:=[.D13]/[.G13]" office:value-type="float" office:value="982.211572411667" calcext:value-type="float">
            <text:p>982.211572411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947140" calcext:value-type="float">
            <text:p>50947140</text:p>
          </table:table-cell>
          <table:table-cell office:value-type="float" office:value="11225624.6443371" calcext:value-type="float">
            <text:p>11225624.6443371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6.95313651" calcext:value-type="float">
            <text:p>46.95313651</text:p>
          </table:table-cell>
          <table:table-cell office:value-type="float" office:value="11137" calcext:value-type="float">
            <text:p>11137</text:p>
          </table:table-cell>
          <table:table-cell table:formula="of:=[.D14]/[.G14]" office:value-type="float" office:value="1007.95767660385" calcext:value-type="float">
            <text:p>1007.95767660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2101718" calcext:value-type="float">
            <text:p>52101718</text:p>
          </table:table-cell>
          <table:table-cell office:value-type="float" office:value="11480022.8156694" calcext:value-type="float">
            <text:p>11480022.8156694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7.46259028" calcext:value-type="float">
            <text:p>47.46259028</text:p>
          </table:table-cell>
          <table:table-cell office:value-type="float" office:value="11577" calcext:value-type="float">
            <text:p>11577</text:p>
          </table:table-cell>
          <table:table-cell table:formula="of:=[.D15]/[.G15]" office:value-type="float" office:value="991.623288906401" calcext:value-type="float">
            <text:p>991.6232889064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1741028" calcext:value-type="float">
            <text:p>51741028</text:p>
          </table:table-cell>
          <table:table-cell office:value-type="float" office:value="11400548.8637858" calcext:value-type="float">
            <text:p>11400548.8637858</text:p>
          </table:table-cell>
          <table:table-cell office:value-type="float" office:value="1449892840" calcext:value-type="float">
            <text:p>1449892840</text:p>
          </table:table-cell>
          <table:table-cell office:value-type="float" office:value="47.30411991" calcext:value-type="float">
            <text:p>47.30411991</text:p>
          </table:table-cell>
          <table:table-cell office:value-type="float" office:value="11155" calcext:value-type="float">
            <text:p>11155</text:p>
          </table:table-cell>
          <table:table-cell table:formula="of:=[.D16]/[.G16]" office:value-type="float" office:value="1022.01244856887" calcext:value-type="float">
            <text:p>1022.012448568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53062416" calcext:value-type="float">
            <text:p>53062416</text:p>
          </table:table-cell>
          <table:table-cell office:value-type="float" office:value="11691701.7272739" calcext:value-type="float">
            <text:p>11691701.7272739</text:p>
          </table:table-cell>
          <table:table-cell office:value-type="float" office:value="1352643930" calcext:value-type="float">
            <text:p>1352643930</text:p>
          </table:table-cell>
          <table:table-cell office:value-type="float" office:value="49.50533061" calcext:value-type="float">
            <text:p>49.50533061</text:p>
          </table:table-cell>
          <table:table-cell office:value-type="float" office:value="11312" calcext:value-type="float">
            <text:p>11312</text:p>
          </table:table-cell>
          <table:table-cell table:formula="of:=[.D17]/[.G17]" office:value-type="float" office:value="1033.56627716353" calcext:value-type="float">
            <text:p>1033.56627716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53919934" calcext:value-type="float">
            <text:p>53919934</text:p>
          </table:table-cell>
          <table:table-cell office:value-type="float" office:value="11880646.0957657" calcext:value-type="float">
            <text:p>11880646.0957657</text:p>
          </table:table-cell>
          <table:table-cell office:value-type="float" office:value="1348223525" calcext:value-type="float">
            <text:p>1348223525</text:p>
          </table:table-cell>
          <table:table-cell office:value-type="float" office:value="49.96559159" calcext:value-type="float">
            <text:p>49.96559159</text:p>
          </table:table-cell>
          <table:table-cell office:value-type="float" office:value="11027" calcext:value-type="float">
            <text:p>11027</text:p>
          </table:table-cell>
          <table:table-cell table:formula="of:=[.D18]/[.G18]" office:value-type="float" office:value="1077.41417391545" calcext:value-type="float">
            <text:p>1077.414173915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3677411" calcext:value-type="float">
            <text:p>53677411</text:p>
          </table:table-cell>
          <table:table-cell office:value-type="float" office:value="11827208.9025176" calcext:value-type="float">
            <text:p>11827208.9025176</text:p>
          </table:table-cell>
          <table:table-cell office:value-type="float" office:value="1343803120" calcext:value-type="float">
            <text:p>1343803120</text:p>
          </table:table-cell>
          <table:table-cell office:value-type="float" office:value="49.93629658" calcext:value-type="float">
            <text:p>49.93629658</text:p>
          </table:table-cell>
          <table:table-cell office:value-type="float" office:value="11519" calcext:value-type="float">
            <text:p>11519</text:p>
          </table:table-cell>
          <table:table-cell table:formula="of:=[.D19]/[.G19]" office:value-type="float" office:value="1026.75656762893" calcext:value-type="float">
            <text:p>1026.756567628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5036304" calcext:value-type="float">
            <text:p>55036304</text:p>
          </table:table-cell>
          <table:table-cell office:value-type="float" office:value="12126625.5675123" calcext:value-type="float">
            <text:p>12126625.5675123</text:p>
          </table:table-cell>
          <table:table-cell office:value-type="float" office:value="1343803120" calcext:value-type="float">
            <text:p>1343803120</text:p>
          </table:table-cell>
          <table:table-cell office:value-type="float" office:value="50.53780071" calcext:value-type="float">
            <text:p>50.53780071</text:p>
          </table:table-cell>
          <table:table-cell office:value-type="float" office:value="11169" calcext:value-type="float">
            <text:p>11169</text:p>
          </table:table-cell>
          <table:table-cell table:formula="of:=[.D20]/[.G20]" office:value-type="float" office:value="1085.73959777172" calcext:value-type="float">
            <text:p>1085.739597771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4361137" calcext:value-type="float">
            <text:p>54361137</text:p>
          </table:table-cell>
          <table:table-cell office:value-type="float" office:value="11977860.1743176" calcext:value-type="float">
            <text:p>11977860.1743176</text:p>
          </table:table-cell>
          <table:table-cell office:value-type="float" office:value="1339382715" calcext:value-type="float">
            <text:p>1339382715</text:p>
          </table:table-cell>
          <table:table-cell office:value-type="float" office:value="50.31934353" calcext:value-type="float">
            <text:p>50.31934353</text:p>
          </table:table-cell>
          <table:table-cell office:value-type="float" office:value="10727" calcext:value-type="float">
            <text:p>10727</text:p>
          </table:table-cell>
          <table:table-cell table:formula="of:=[.D21]/[.G21]" office:value-type="float" office:value="1116.60857409505" calcext:value-type="float">
            <text:p>1116.608574095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0363291" calcext:value-type="float">
            <text:p>50363291</text:p>
          </table:table-cell>
          <table:table-cell office:value-type="float" office:value="11096980.1370503" calcext:value-type="float">
            <text:p>11096980.1370503</text:p>
          </table:table-cell>
          <table:table-cell office:value-type="float" office:value="1334962310" calcext:value-type="float">
            <text:p>1334962310</text:p>
          </table:table-cell>
          <table:table-cell office:value-type="float" office:value="48.58609778" calcext:value-type="float">
            <text:p>48.58609778</text:p>
          </table:table-cell>
          <table:table-cell office:value-type="float" office:value="9552" calcext:value-type="float">
            <text:p>9552</text:p>
          </table:table-cell>
          <table:table-cell table:formula="of:=[.D22]/[.G22]" office:value-type="float" office:value="1161.74415170125" calcext:value-type="float">
            <text:p>1161.74415170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51101847" calcext:value-type="float">
            <text:p>51101847</text:p>
          </table:table-cell>
          <table:table-cell office:value-type="float" office:value="11259712.5776706" calcext:value-type="float">
            <text:p>11259712.5776706</text:p>
          </table:table-cell>
          <table:table-cell office:value-type="float" office:value="1330541905" calcext:value-type="float">
            <text:p>1330541905</text:p>
          </table:table-cell>
          <table:table-cell office:value-type="float" office:value="49.00494365" calcext:value-type="float">
            <text:p>49.00494365</text:p>
          </table:table-cell>
          <table:table-cell office:value-type="float" office:value="9587" calcext:value-type="float">
            <text:p>9587</text:p>
          </table:table-cell>
          <table:table-cell table:formula="of:=[.D23]/[.G23]" office:value-type="float" office:value="1174.47716466784" calcext:value-type="float">
            <text:p>1174.477164667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51151119" calcext:value-type="float">
            <text:p>51151119</text:p>
          </table:table-cell>
          <table:table-cell office:value-type="float" office:value="11270569.1042092" calcext:value-type="float">
            <text:p>11270569.1042092</text:p>
          </table:table-cell>
          <table:table-cell office:value-type="float" office:value="1326121500" calcext:value-type="float">
            <text:p>1326121500</text:p>
          </table:table-cell>
          <table:table-cell office:value-type="float" office:value="49.10599121" calcext:value-type="float">
            <text:p>49.10599121</text:p>
          </table:table-cell>
          <table:table-cell office:value-type="float" office:value="9768" calcext:value-type="float">
            <text:p>9768</text:p>
          </table:table-cell>
          <table:table-cell table:formula="of:=[.D24]/[.G24]" office:value-type="float" office:value="1153.82566586908" calcext:value-type="float">
            <text:p>1153.825665869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51199397" calcext:value-type="float">
            <text:p>51199397</text:p>
          </table:table-cell>
          <table:table-cell office:value-type="float" office:value="11281206.6141181" calcext:value-type="float">
            <text:p>11281206.6141181</text:p>
          </table:table-cell>
          <table:table-cell office:value-type="float" office:value="1330541905" calcext:value-type="float">
            <text:p>1330541905</text:p>
          </table:table-cell>
          <table:table-cell office:value-type="float" office:value="49.04982494" calcext:value-type="float">
            <text:p>49.04982494</text:p>
          </table:table-cell>
          <table:table-cell office:value-type="float" office:value="9285" calcext:value-type="float">
            <text:p>9285</text:p>
          </table:table-cell>
          <table:table-cell table:formula="of:=[.D25]/[.G25]" office:value-type="float" office:value="1214.99263480001" calcext:value-type="float">
            <text:p>1214.9926348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51241151" calcext:value-type="float">
            <text:p>51241151</text:p>
          </table:table-cell>
          <table:table-cell office:value-type="float" office:value="11290406.6345981" calcext:value-type="float">
            <text:p>11290406.6345981</text:p>
          </table:table-cell>
          <table:table-cell office:value-type="float" office:value="1334962310" calcext:value-type="float">
            <text:p>1334962310</text:p>
          </table:table-cell>
          <table:table-cell office:value-type="float" office:value="48.99096163" calcext:value-type="float">
            <text:p>48.99096163</text:p>
          </table:table-cell>
          <table:table-cell office:value-type="float" office:value="9751" calcext:value-type="float">
            <text:p>9751</text:p>
          </table:table-cell>
          <table:table-cell table:formula="of:=[.D26]/[.G26]" office:value-type="float" office:value="1157.87166799283" calcext:value-type="float">
            <text:p>1157.87166799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3:44:20.59747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13:46:29.394412328</dc:date>
    <meta:editing-duration>PT1H13M29S</meta:editing-duration>
    <meta:editing-cycles>8</meta:editing-cycles>
    <meta:generator>LibreOffice/6.4.7.2$Linux_X86_64 LibreOffice_project/40$Build-2</meta:generator>
    <meta:document-statistic meta:table-count="1" meta:cell-count="208" meta:object-count="0"/>
  </office:meta>
</office:document-meta>
</file>